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74.9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199.43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ocke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, C2, C4, C6, C7, C8, C9, C10, C11, C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0.01 600V</text:p>
          </table:table-cell>
          <table:table-cell office:value-type="string" calcext:value-type="string">
            <text:p>Capacitor_THT:C_Disc_D6.0mm_W2.5mm_P5.00m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F05</text:p>
          </table:table-cell>
          <table:table-cell office:value-type="string" calcext:value-type="string">
            <text:p>Package_TO_SOT_SMD:SOT-353_SC-70-5_Handsolder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MA-SMB_Universal_Handsolder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BT137-600E</text:p>
          </table:table-cell>
          <table:table-cell office:value-type="string" calcext:value-type="string">
            <text:p>Package_TO_SOT_THT:TO-220-3_Vertica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5V suppressor</text:p>
          </table:table-cell>
          <table:table-cell office:value-type="string" calcext:value-type="string">
            <text:p>Diode_SMD:D_SOD-323_HandSolder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, D8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M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B9_Female</text:p>
          </table:table-cell>
          <table:table-cell office:value-type="string" calcext:value-type="string">
            <text:p>Connector_Dsub:DSUB-9_Female_Horizontal_P2.77x2.84mm_EdgePinOffset4.94mm_Housed_MountingHolesOffset7.48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Horizont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5Vext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Connector_Dsub:DSUB-15_Male_EdgeMount_P2.77m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 J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erminalBlock:TerminalBlock_Altech_AK300-3_P5.00m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, K2</text:p>
          </table:table-cell>
          <table:table-cell office:value-type="string" calcext:value-type="string">
            <text:p>SRD-05VDC</text:p>
          </table:table-cell>
          <table:table-cell office:value-type="string" calcext:value-type="string">
            <text:p>Relay_THT:Relay_SPDT_SANYOU_SRD_Series_Form_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5, Q7, Q8, Q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_Handsolderin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, Q4</text:p>
          </table:table-cell>
          <table:table-cell office:value-type="string" calcext:value-type="string">
            <text:p>SI2300</text:p>
          </table:table-cell>
          <table:table-cell office:value-type="string" calcext:value-type="string">
            <text:p>Package_TO_SOT_SMD:SOT-23_Handsolderi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Package_TO_SOT_SMD:SOT-23_Handsolderin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603_1608Metric_Pad0.84x1.00mm_HandSold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, R4, R11, R12, R14, R16, R18, R28, R3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_Pad0.84x1.00mm_HandSol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23, 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0.84x1.00mm_HandSold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6, R13, R25, R26, R27, R29, R30, R32, 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, R8, R9, R10, R15, R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603_1608Metric_Pad0.84x1.00mm_HandSold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9, R20, R21, R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1206_HandSoldering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330 2W</text:p>
          </table:table-cell>
          <table:table-cell office:value-type="string" calcext:value-type="string">
            <text:p>Resistor_THT:R_Axial_Power_L20.0mm_W6.4mm_P25.40m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Package_SSOP:SOP-16_4.4x10.4mm_P1.27m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ackage_SOIC:SOIC-16_3.9x9.9mm_P1.27m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TM8S003F3P</text:p>
          </table:table-cell>
          <table:table-cell office:value-type="string" calcext:value-type="string">
            <text:p>Package_SSOP:SSOP-20_4.4x6.5mm_P0.65m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, U6, U7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Package_DIP:DIP-4_W7.62m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Package_DIP:DIP-6_W7.62m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CS712</text:p>
          </table:table-cell>
          <table:table-cell office:value-type="string" calcext:value-type="string">
            <text:p>Package_SOIC:SOIC-8_3.9x4.9mm_P1.27m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Crystal:Crystal_HC49-U_Vertic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6:34:21.0287674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1T16:38:29.133373122</dc:date>
    <meta:editing-duration>PT4M6S</meta:editing-duration>
    <meta:editing-cycles>5</meta:editing-cycles>
    <meta:print-date>2019-07-01T16:38:23.677153237</meta:print-date>
    <meta:document-statistic meta:table-count="1" meta:cell-count="170" meta:object-count="0"/>
  </office:meta>
</office:document-meta>
</file>